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Preformatted_20_Text">
      <style:text-properties fo:color="#a9b7c6" style:font-name="JetBrains Mono" fo:language="ru" fo:country="RU"/>
    </style:style>
    <style:style style:name="P3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/>
    </style:style>
    <style:style style:name="P4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JetBrains Mono"/>
    </style:style>
    <style:style style:name="P5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6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T1" style:family="text">
      <style:text-properties fo:color="#cc7832"/>
    </style:style>
    <style:style style:name="T2" style:family="text">
      <style:text-properties fo:color="#cc7832" style:font-name="JetBrains Mono"/>
    </style:style>
    <style:style style:name="T3" style:family="text">
      <style:text-properties style:font-name="JetBrains Mono"/>
    </style:style>
    <style:style style:name="T4" style:family="text">
      <style:text-properties style:font-name="JetBrains Mono" fo:font-style="italic"/>
    </style:style>
    <style:style style:name="T5" style:family="text">
      <style:text-properties fo:color="#ffc66d" style:font-name="JetBrains Mono"/>
    </style:style>
    <style:style style:name="T6" style:family="text">
      <style:text-properties fo:color="#6897bb" style:font-name="JetBrains Mono"/>
    </style:style>
    <style:style style:name="T7" style:family="text">
      <style:text-properties fo:color="#9876aa" style:font-name="JetBrains Mono" fo:font-style="italic"/>
    </style:style>
    <style:style style:name="T8" style:family="text">
      <style:text-properties fo:color="#6a8759"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2</text:p>
      <text:p text:style-name="P2"><text:span text:style-name="T1">package </text:span>ru.geekbrains.lesson1<text:span text:style-name="T1">;</text:span></text:p>
      <text:p text:style-name="P6"><text:span text:style-name="T1">public class </text:span>HomeWorkApp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4">printThreeWords</text:span><text:span text:style-name="T3">()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public static void </text:span><text:span text:style-name="T5">printThreeWords</text:span><text:span text:style-name="T3">() {</text:span></text:p>
      <text:p text:style-name="P5"><text:s text:c="8"/><text:span text:style-name="T3">System.</text:span><text:span text:style-name="T7">out</text:span><text:span text:style-name="T3">.println( </text:span><text:span text:style-name="T8">"Orange" </text:span><text:span text:style-name="T3">)</text:span><text:span text:style-name="T2">;</text:span></text:p>
      <text:p text:style-name="P5"><text:span text:style-name="T1"><text:s text:c="8"/></text:span><text:span text:style-name="T3">System.</text:span><text:span text:style-name="T7">out</text:span><text:span text:style-name="T3">.println( </text:span><text:span text:style-name="T8">"Banana" </text:span><text:span text:style-name="T3">)</text:span><text:span text:style-name="T2">;</text:span></text:p>
      <text:p text:style-name="P5"><text:span text:style-name="T1"><text:s text:c="8"/></text:span><text:span text:style-name="T3">System.</text:span><text:span text:style-name="T7">out</text:span><text:span text:style-name="T3">.println( </text:span><text:span text:style-name="T8">"Apple" </text:span><text:span text:style-name="T3">)</text:span><text:span text:style-name="T2">;</text:span></text:p>
      <text:p text:style-name="P6">}</text:p>
      <text:p text:style-name="P4">}</text:p>
      <text:p text:style-name="P1"/>
      <text:p text:style-name="P1"/>
      <text:p text:style-name="P1">Задание 3</text:p>
      <text:p text:style-name="P2"><text:span text:style-name="T1">public class </text:span>HomeWorkApp{</text:p>
      <text:p text:style-name="P5"><text:s text:c="8"/><text:span text:style-name="T2">public static void </text:span><text:span text:style-name="T5">main</text:span><text:span text:style-name="T3">(String[] args) {</text:span></text:p>
      <text:p text:style-name="P5"><text:s text:c="8"/><text:span text:style-name="T4">chekSumSign</text:span><text:span text:style-name="T3">()</text:span><text:span text:style-name="T2">;</text:span></text:p>
      <text:p text:style-name="P5"><text:span text:style-name="T1"><text:s text:c="4"/></text:span><text:span text:style-name="T3">}</text:span></text:p>
      <text:p text:style-name="P5"><text:s text:c="8"/><text:span text:style-name="T2">public static void </text:span><text:span text:style-name="T5">chekSumSign</text:span><text:span text:style-name="T3">() {</text:span></text:p>
      <text:p text:style-name="P5"><text:s text:c="12"/><text:span text:style-name="T2">int </text:span><text:span text:style-name="T3">a = </text:span><text:span text:style-name="T6">4</text:span><text:span text:style-name="T2">;</text:span></text:p>
      <text:p text:style-name="P5"><text:span text:style-name="T1"><text:s text:c="12"/></text:span><text:span text:style-name="T2">int </text:span><text:span text:style-name="T3">b = - </text:span><text:span text:style-name="T6">5</text:span><text:span text:style-name="T2">;</text:span></text:p>
      <text:p text:style-name="P5"><text:span text:style-name="T1"><text:s text:c="12"/></text:span><text:span text:style-name="T2">int </text:span><text:span text:style-name="T3">result = a + b</text:span><text:span text:style-name="T2">;</text:span></text:p>
      <text:p text:style-name="P5"><text:span text:style-name="T1"><text:s text:c="12"/></text:span><text:span text:style-name="T2">if </text:span><text:span text:style-name="T3">(result &gt;= </text:span><text:span text:style-name="T6">0</text:span><text:span text:style-name="T3">) {</text:span></text:p>
      <text:p text:style-name="P5"><text:s text:c="16"/><text:span text:style-name="T3">System.</text:span><text:span text:style-name="T7">out</text:span><text:span text:style-name="T3">.println(</text:span><text:span text:style-name="T8">"Сумма положительная"</text:span><text:span text:style-name="T3">)</text:span><text:span text:style-name="T2">;</text:span></text:p>
      <text:p text:style-name="P5"><text:span text:style-name="T1"><text:s text:c="12"/></text:span><text:span text:style-name="T3">}</text:span></text:p>
      <text:p text:style-name="P5"><text:s text:c="12"/><text:span text:style-name="T2">if </text:span><text:span text:style-name="T3">(result &lt; </text:span><text:span text:style-name="T6">0</text:span><text:span text:style-name="T3">) {</text:span></text:p>
      <text:p text:style-name="P5"><text:s text:c="16"/><text:span text:style-name="T3">System.</text:span><text:span text:style-name="T7">out</text:span><text:span text:style-name="T3">.println(</text:span><text:span text:style-name="T8">"Сумма отрицательная"</text:span><text:span text:style-name="T3">)</text:span><text:span text:style-name="T2">;</text:span></text:p>
      <text:p text:style-name="P5"><text:span text:style-name="T1"><text:s text:c="12"/></text:span><text:span text:style-name="T3">}</text:span></text:p>
      <text:p text:style-name="P5"><text:s text:c="8"/><text:span text:style-name="T3">}</text:span></text:p>
      <text:p text:style-name="P4">}</text:p>
      <text:p text:style-name="P1">Задача 4</text:p>
      <text:p text:style-name="P2"><text:span text:style-name="T1">package </text:span>ru.geekbrains.lesson1<text:span text:style-name="T1">;</text:span></text:p>
      <text:p text:style-name="P6"><text:span text:style-name="T1">public class </text:span>HomeWorkApp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4">printColor</text:span><text:span text:style-name="T3">()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public static void </text:span><text:span text:style-name="T5">printColor</text:span><text:span text:style-name="T3">() {</text:span></text:p>
      <text:p text:style-name="P5"><text:s text:c="6"/><text:span text:style-name="T2">int </text:span><text:span text:style-name="T3">value = </text:span><text:span text:style-name="T6">120</text:span><text:span text:style-name="T2">;</text:span></text:p>
      <text:p text:style-name="P5"><text:span text:style-name="T1"><text:s text:c="6"/></text:span><text:span text:style-name="T2">if </text:span><text:span text:style-name="T3">(value &lt;= </text:span><text:span text:style-name="T6">0</text:span><text:span text:style-name="T3">) {</text:span></text:p>
      <text:p text:style-name="P5"><text:s text:c="10"/><text:span text:style-name="T3">System.</text:span><text:span text:style-name="T7">out</text:span><text:span text:style-name="T3">.println(</text:span><text:span text:style-name="T8">"Красный"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5"><text:s text:c="8"/><text:span text:style-name="T2">else if </text:span><text:span text:style-name="T3">(value &lt;= </text:span><text:span text:style-name="T6">100</text:span><text:span text:style-name="T3">) {</text:span></text:p>
      <text:p text:style-name="P5"><text:s text:c="12"/><text:span text:style-name="T3">System.</text:span><text:span text:style-name="T7">out</text:span><text:span text:style-name="T3">.println(</text:span><text:span text:style-name="T8">"Желтый"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5"><text:s text:c="8"/><text:span text:style-name="T2">else if </text:span><text:span text:style-name="T3">(value &gt; </text:span><text:span text:style-name="T6">100</text:span><text:span text:style-name="T3">) {</text:span></text:p>
      <text:p text:style-name="P5"><text:s text:c="12"/><text:span text:style-name="T3">System.</text:span><text:span text:style-name="T7">out</text:span><text:span text:style-name="T3">.println(</text:span><text:span text:style-name="T8">"Зеленый"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3"><text:s text:c="4"/><text:span text:style-name="T3">}</text:span></text:p>
      <text:p text:style-name="P1">Задача 5</text:p>
      <text:p text:style-name="P1"/>
      <text:p text:style-name="P2"><text:span text:style-name="T1">package </text:span>ru.geekbrains.lesson1<text:span text:style-name="T1">;</text:span></text:p>
      <text:p text:style-name="P6"><text:span text:style-name="T1">public class </text:span>HomeWorkApp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4">compareNumbers</text:span><text:span text:style-name="T3">()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public static void </text:span><text:span text:style-name="T5">compareNumbers</text:span><text:span text:style-name="T3">() {</text:span></text:p>
      <text:p text:style-name="P5"><text:s text:c="7"/><text:span text:style-name="T2">int </text:span><text:span text:style-name="T3">a = </text:span><text:span text:style-name="T6">10</text:span><text:span text:style-name="T2">;</text:span></text:p>
      <text:p text:style-name="P5"><text:soft-page-break/><text:span text:style-name="T1"><text:s text:c="7"/></text:span><text:span text:style-name="T2">int </text:span><text:span text:style-name="T3">b = </text:span><text:span text:style-name="T6">7</text:span><text:span text:style-name="T2">;</text:span></text:p>
      <text:p text:style-name="P5"><text:span text:style-name="T1"><text:s text:c="7"/></text:span><text:span text:style-name="T2">if </text:span><text:span text:style-name="T3">(a &gt;= b) {</text:span></text:p>
      <text:p text:style-name="P5"><text:s text:c="11"/><text:span text:style-name="T3">System.</text:span><text:span text:style-name="T7">out</text:span><text:span text:style-name="T3">.println(</text:span><text:span text:style-name="T8">"a &gt;= b"</text:span><text:span text:style-name="T3">)</text:span><text:span text:style-name="T2">;</text:span></text:p>
      <text:p text:style-name="P5"><text:span text:style-name="T1"><text:s text:c="7"/></text:span><text:span text:style-name="T3">} </text:span><text:span text:style-name="T2">else </text:span><text:span text:style-name="T3">{</text:span></text:p>
      <text:p text:style-name="P5"><text:s text:c="11"/><text:span text:style-name="T3">System.</text:span><text:span text:style-name="T7">out</text:span><text:span text:style-name="T3">.println(</text:span><text:span text:style-name="T8">"a &lt; b"</text:span><text:span text:style-name="T3">)</text:span><text:span text:style-name="T2">;</text:span></text:p>
      <text:p text:style-name="P5"><text:span text:style-name="T1"><text:s text:c="7"/></text:span><text:span text:style-name="T3">}</text:span></text:p>
      <text:p text:style-name="P5"><text:s text:c="4"/><text:span text:style-name="T3">}</text:span></text:p>
      <text:p text:style-name="P4">}</text:p>
      <text:p text:style-name="P1"/>
      <text:p text:style-name="P1"/>
      <text:p text:style-name="P1">Задача 6</text:p>
      <text:p text:style-name="P2"><text:span text:style-name="T1">package </text:span>ru.geekbrains.lesson1<text:span text:style-name="T1">;</text:span></text:p>
      <text:p text:style-name="P6"><text:span text:style-name="T1">public class </text:span>HomeWorkApp {</text:p>
      <text:p text:style-name="P5"><text:s text:c="4"/><text:span text:style-name="T2">public static void </text:span><text:span text:style-name="T5">main</text:span><text:span text:style-name="T3">(String[] args) {</text:span></text:p>
      <text:p text:style-name="P5"><text:s text:c="8"/><text:span text:style-name="T4">compareNumbers</text:span><text:span text:style-name="T3">()</text:span><text:span text:style-name="T2">;</text:span></text:p>
      <text:p text:style-name="P5"><text:span text:style-name="T1"><text:s text:c="8"/></text:span><text:span text:style-name="T4">printThreeWords</text:span><text:span text:style-name="T3">()</text:span><text:span text:style-name="T2">;</text:span></text:p>
      <text:p text:style-name="P5"><text:span text:style-name="T1"><text:s text:c="8"/></text:span><text:span text:style-name="T4">chekSumSign</text:span><text:span text:style-name="T3">()</text:span><text:span text:style-name="T2">;</text:span></text:p>
      <text:p text:style-name="P5"><text:span text:style-name="T1"><text:s text:c="8"/></text:span><text:span text:style-name="T4">printColor</text:span><text:span text:style-name="T3">()</text:span><text:span text:style-name="T2">;</text:span></text:p>
      <text:p text:style-name="P5"><text:span text:style-name="T1"><text:s text:c="4"/></text:span><text:span text:style-name="T3">}</text:span></text:p>
      <text:p text:style-name="P5"><text:s text:c="4"/><text:span text:style-name="T2">public static void </text:span><text:span text:style-name="T5">compareNumbers</text:span><text:span text:style-name="T3">() {</text:span></text:p>
      <text:p text:style-name="P5"><text:s text:c="7"/><text:span text:style-name="T2">int </text:span><text:span text:style-name="T3">a = </text:span><text:span text:style-name="T6">10</text:span><text:span text:style-name="T2">;</text:span></text:p>
      <text:p text:style-name="P5"><text:span text:style-name="T1"><text:s text:c="7"/></text:span><text:span text:style-name="T2">int </text:span><text:span text:style-name="T3">b = </text:span><text:span text:style-name="T6">7</text:span><text:span text:style-name="T2">;</text:span></text:p>
      <text:p text:style-name="P5"><text:span text:style-name="T1"><text:s text:c="7"/></text:span><text:span text:style-name="T2">if </text:span><text:span text:style-name="T3">(a &gt;= b) {</text:span></text:p>
      <text:p text:style-name="P5"><text:s text:c="11"/><text:span text:style-name="T3">System.</text:span><text:span text:style-name="T7">out</text:span><text:span text:style-name="T3">.println(</text:span><text:span text:style-name="T8">"a &gt;= b"</text:span><text:span text:style-name="T3">)</text:span><text:span text:style-name="T2">;</text:span></text:p>
      <text:p text:style-name="P5"><text:span text:style-name="T1"><text:s text:c="7"/></text:span><text:span text:style-name="T3">} </text:span><text:span text:style-name="T2">else </text:span><text:span text:style-name="T3">{</text:span></text:p>
      <text:p text:style-name="P5"><text:s text:c="11"/><text:span text:style-name="T3">System.</text:span><text:span text:style-name="T7">out</text:span><text:span text:style-name="T3">.println(</text:span><text:span text:style-name="T8">"a &lt; b"</text:span><text:span text:style-name="T3">)</text:span><text:span text:style-name="T2">;</text:span></text:p>
      <text:p text:style-name="P5"><text:span text:style-name="T1"><text:s text:c="7"/></text:span><text:span text:style-name="T3">}</text:span></text:p>
      <text:p text:style-name="P5"><text:s text:c="4"/><text:span text:style-name="T3">}</text:span></text:p>
      <text:p text:style-name="P5"><text:s text:c="4"/><text:span text:style-name="T2">public static void </text:span><text:span text:style-name="T5">printThreeWords</text:span><text:span text:style-name="T3">() {</text:span></text:p>
      <text:p text:style-name="P5"><text:s text:c="12"/><text:span text:style-name="T3">System.</text:span><text:span text:style-name="T7">out</text:span><text:span text:style-name="T3">.println( </text:span><text:span text:style-name="T8">"Orange" </text:span><text:span text:style-name="T3">)</text:span><text:span text:style-name="T2">;</text:span></text:p>
      <text:p text:style-name="P5"><text:span text:style-name="T1"><text:s text:c="12"/></text:span><text:span text:style-name="T3">System.</text:span><text:span text:style-name="T7">out</text:span><text:span text:style-name="T3">.println( </text:span><text:span text:style-name="T8">"Banana" </text:span><text:span text:style-name="T3">)</text:span><text:span text:style-name="T2">;</text:span></text:p>
      <text:p text:style-name="P5"><text:span text:style-name="T1"><text:s text:c="12"/></text:span><text:span text:style-name="T3">System.</text:span><text:span text:style-name="T7">out</text:span><text:span text:style-name="T3">.println( </text:span><text:span text:style-name="T8">"Apple" 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5"><text:s text:c="8"/><text:span text:style-name="T2">public static void </text:span><text:span text:style-name="T5">chekSumSign</text:span><text:span text:style-name="T3">() {</text:span></text:p>
      <text:p text:style-name="P5"><text:s text:c="12"/><text:span text:style-name="T2">int </text:span><text:span text:style-name="T3">a = </text:span><text:span text:style-name="T6">4</text:span><text:span text:style-name="T2">;</text:span></text:p>
      <text:p text:style-name="P5"><text:span text:style-name="T1"><text:s text:c="12"/></text:span><text:span text:style-name="T2">int </text:span><text:span text:style-name="T3">b = - </text:span><text:span text:style-name="T6">5</text:span><text:span text:style-name="T2">;</text:span></text:p>
      <text:p text:style-name="P5"><text:span text:style-name="T1"><text:s text:c="12"/></text:span><text:span text:style-name="T2">int </text:span><text:span text:style-name="T3">result = a + b</text:span><text:span text:style-name="T2">;</text:span></text:p>
      <text:p text:style-name="P5"><text:span text:style-name="T1"><text:s text:c="12"/></text:span><text:span text:style-name="T2">if </text:span><text:span text:style-name="T3">(result &gt;= </text:span><text:span text:style-name="T6">0</text:span><text:span text:style-name="T3">) {</text:span></text:p>
      <text:p text:style-name="P5"><text:s text:c="16"/><text:span text:style-name="T3">System.</text:span><text:span text:style-name="T7">out</text:span><text:span text:style-name="T3">.println(</text:span><text:span text:style-name="T8">"Сумма положительная"</text:span><text:span text:style-name="T3">)</text:span><text:span text:style-name="T2">;</text:span></text:p>
      <text:p text:style-name="P5"><text:span text:style-name="T1"><text:s text:c="12"/></text:span><text:span text:style-name="T3">}</text:span></text:p>
      <text:p text:style-name="P5"><text:s text:c="12"/><text:span text:style-name="T2">if </text:span><text:span text:style-name="T3">(result &lt; </text:span><text:span text:style-name="T6">0</text:span><text:span text:style-name="T3">) {</text:span></text:p>
      <text:p text:style-name="P5"><text:s text:c="16"/><text:span text:style-name="T3">System.</text:span><text:span text:style-name="T7">out</text:span><text:span text:style-name="T3">.println(</text:span><text:span text:style-name="T8">"Сумма отрицательная"</text:span><text:span text:style-name="T3">)</text:span><text:span text:style-name="T2">;</text:span></text:p>
      <text:p text:style-name="P5"><text:span text:style-name="T1"><text:s text:c="12"/></text:span><text:span text:style-name="T3">}</text:span></text:p>
      <text:p text:style-name="P5"><text:s text:c="8"/><text:span text:style-name="T3">}</text:span></text:p>
      <text:p text:style-name="P5"><text:s text:c="4"/><text:span text:style-name="T2">public static void </text:span><text:span text:style-name="T5">printColor</text:span><text:span text:style-name="T3">() {</text:span></text:p>
      <text:p text:style-name="P5"><text:s text:c="8"/><text:span text:style-name="T2">int </text:span><text:span text:style-name="T3">value = </text:span><text:span text:style-name="T6">120</text:span><text:span text:style-name="T2">;</text:span></text:p>
      <text:p text:style-name="P5"><text:span text:style-name="T1"><text:s text:c="8"/></text:span><text:span text:style-name="T2">if </text:span><text:span text:style-name="T3">(value &lt;= </text:span><text:span text:style-name="T6">0</text:span><text:span text:style-name="T3">) {</text:span></text:p>
      <text:p text:style-name="P5"><text:s text:c="12"/><text:span text:style-name="T3">System.</text:span><text:span text:style-name="T7">out</text:span><text:span text:style-name="T3">.println(</text:span><text:span text:style-name="T8">"Красный"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5"><text:s text:c="8"/><text:span text:style-name="T2">else if </text:span><text:span text:style-name="T3">(value &lt;= </text:span><text:span text:style-name="T6">100</text:span><text:span text:style-name="T3">) {</text:span></text:p>
      <text:p text:style-name="P5"><text:s text:c="12"/><text:span text:style-name="T3">System.</text:span><text:span text:style-name="T7">out</text:span><text:span text:style-name="T3">.println(</text:span><text:span text:style-name="T8">"Желтый"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5"><text:s text:c="8"/><text:span text:style-name="T2">else if </text:span><text:span text:style-name="T3">(value &gt; </text:span><text:span text:style-name="T6">100</text:span><text:span text:style-name="T3">) {</text:span></text:p>
      <text:p text:style-name="P5"><text:s text:c="12"/><text:span text:style-name="T3">System.</text:span><text:span text:style-name="T7">out</text:span><text:span text:style-name="T3">.println(</text:span><text:span text:style-name="T8">"Зеленый"</text:span><text:span text:style-name="T3">)</text:span><text:span text:style-name="T2">;</text:span></text:p>
      <text:p text:style-name="P5"><text:span text:style-name="T1"><text:s text:c="8"/></text:span><text:span text:style-name="T3">}</text:span></text:p>
      <text:p text:style-name="P6">}</text:p>
      <text:p text:style-name="P4">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08T17:36:38.61</meta:creation-date>
    <meta:document-statistic meta:table-count="0" meta:image-count="0" meta:object-count="0" meta:page-count="2" meta:paragraph-count="110" meta:word-count="312" meta:character-count="2736"/>
    <dc:date>2021-08-08T18:09:15.17</dc:date>
    <meta:editing-duration>PT1M40S</meta:editing-duration>
    <meta:editing-cycles>1</meta:editing-cycles>
    <meta:generator>OpenOffice/4.1.10$Win32 OpenOffice.org_project/4110m2$Build-9807</meta:generator>
  </office:meta>
</office:document-meta>
</file>